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h" style:family="table-cell" style:display-name="h">
      <style:table-cell-properties fo:background-color="#cccccc"/>
    </style:style>
    <style:style style:name="p" style:family="table-cell" style:display-name="p">
      <style:table-cell-properties fo:background-color="#97cc64"/>
    </style:style>
  </office:automatic-styles>
  <office:body>
    <office:spreadsheet>
      <table:table table:name="Beispiel_IDS_Geotechnik">
        <table:table-row>
          <table:table-cell office:value-type="string" table:style-name="h">
            <text:p>Specification</text:p>
          </table:table-cell>
          <table:table-cell office:value-type="string" table:style-name="h">
            <text:p>Status</text:p>
          </table:table-cell>
          <table:table-cell office:value-type="string" table:style-name="h">
            <text:p>Total Pass</text:p>
          </table:table-cell>
          <table:table-cell office:value-type="string" table:style-name="h">
            <text:p>Total Checks</text:p>
          </table:table-cell>
          <table:table-cell office:value-type="string" table:style-name="h">
            <text:p>Percentage Pass</text:p>
          </table:table-cell>
        </table:table-row>
        <table:table-row>
          <table:table-cell office:value-type="string" table:style-name="p">
            <text:p>Reibungswinkel Sande</text:p>
          </table:table-cell>
          <table:table-cell office:value-type="string" table:style-name="p">
            <text:p>Pass</text:p>
          </table:table-cell>
          <table:table-cell office:value-type="string" table:style-name="p">
            <text:p>1</text:p>
          </table:table-cell>
          <table:table-cell office:value-type="string" table:style-name="p">
            <text:p>1</text:p>
          </table:table-cell>
          <table:table-cell office:value-type="string" table:style-name="p">
            <text:p>100</text:p>
          </table:table-cell>
        </table:table-row>
        <table:table-row>
          <table:table-cell office:value-type="string" table:style-name="p">
            <text:p>Enthaelt_Baugrundschicht_Sand</text:p>
          </table:table-cell>
          <table:table-cell office:value-type="string" table:style-name="p">
            <text:p>Pass</text:p>
          </table:table-cell>
          <table:table-cell office:value-type="string" table:style-name="p">
            <text:p>0</text:p>
          </table:table-cell>
          <table:table-cell office:value-type="string" table:style-name="p">
            <text:p>0</text:p>
          </table:table-cell>
          <table:table-cell office:value-type="string" table:style-name="p">
            <text:p>N/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